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32pt" fo:font-weight="bold" officeooo:rsid="000ddbb9" officeooo:paragraph-rsid="000ddbb9" style:font-size-asian="32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c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rumkid quick start guide</text:p>
      <text:p text:style-name="P1"/>
      <text:p text:style-name="P1"/>
      <text:p text:style-name="P1">1) <text:span text:style-name="T1">Insert batteries</text:span> - unscrew the 6 thumbscrews on the back of Drum<text:span text:style-name="T2">k</text:span>id (you don't need a screwdriver), remove the back plate, and insert 3 AA batteries (rechargeable or regular). Alternatively, connect a USB mini cable to power the device. <text:span text:style-name="T2">Carefully re-tighten the thumbscrews.</text:span></text:p>
      <text:p text:style-name="P1"/>
      <text:p text:style-name="P1">2) <text:span text:style-name="T1">Connect audio</text:span> - plug 3.5mm au<text:span text:style-name="T2">dio</text:span> cable <text:span text:style-name="T2">(mono or stereo) or a pair of headphones</text:span> into the audio output.</text:p>
      <text:p text:style-name="P1"/>
      <text:p text:style-name="P1">3) <text:span text:style-name="T1">Turn on and test</text:span> - slide the power switch (top right on the front panel) from "0" to "1". The lights should flash briefly in a random pattern. Now press the "start/stop" button. The lights should flash in time to a drum beat, which you should be able to hear through the headphones.</text:p>
      <text:p text:style-name="P1"/>
      <text:p text:style-name="P1">4) <text:span text:style-name="T1">Get to know the controls</text:span> - try turning the "chance" control (the knob on the left) <text:span text:style-name="T2">and the “midpoint” control (on the right)</text:span>. <text:span text:style-name="T2">As long as “midpoint” is set high enough, y</text:span>ou should hear more random drum hits as the “<text:span text:style-name="T2">chance” parameter</text:span> increases. Now try adjusting “<text:span text:style-name="T2">zoom” and “range”</text:span> to see what they do.</text:p>
      <text:p text:style-name="P1"/>
      <text:p text:style-name="P1">5) <text:span text:style-name="T1">Try other parameters/effects</text:span> - press the "B" button to switch to the second group of parameters. The knobs will now perform different functions. Try the left knob again - it will now change the pitch of the samples or make them play in reverse.</text:p>
      <text:p text:style-name="P1"/>
      <text:p text:style-name="P1">6) <text:span text:style-name="T1">Randomise all the parameters</text:span> - try pressing the A, B and D buttons simultaneously to generate a new random beat. Use these as a starting point to explore the different parameters.</text:p>
      <text:p text:style-name="P1"/>
      <text:p text:style-name="P1">7) <text:span text:style-name="T1">Read the full manual online</text:span> at mattbradshawdesign.com for detailed information about the different parameters, MIDI control, saving/loading sessions, troubleshooting, hacking Drum<text:span text:style-name="T2">k</text:span>id, etc.</text:p>
      <text:p text:style-name="P1"/>
      <text:p text:style-name="P1">If you have any problems, feel free to email me at</text:p>
      <text:p text:style-name="P1">matthewloydbradshaw@gmail.c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5T12:04:41.567000000</meta:creation-date>
    <dc:date>2021-07-05T12:27:20.201000000</dc:date>
    <meta:editing-duration>PT15M58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0" meta:word-count="289" meta:character-count="1694" meta:non-whitespace-character-count="1415"/>
  </office:meta>
</office:document-meta>
</file>